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avg" table:style-name="ta1">
        <table:shapes>
          <draw:frame draw:z-index="0" draw:style-name="gr1" draw:text-style-name="P1" svg:width="453.51pt" svg:height="255.09pt" svg:x="284.4pt" svg:y="2.83pt">
            <loext:p draw:notify-on-update-of-ranges="sum_avg.C1:sum_avg.C100 sum_avg.D1:sum_avg.D100 sum_avg.C1:sum_avg.C100 sum_avg.E1:sum_avg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8.2667928835796" calcext:value-type="float">
            <text:p>8.26679288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8.2551646239169" calcext:value-type="float">
            <text:p>8.25516462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7.941505636905" calcext:value-type="float">
            <text:p>7.94150563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7.4924550983893" calcext:value-type="float">
            <text:p>7.4924550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7.177272526777" calcext:value-type="float">
            <text:p>7.17727252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7.9225061608604" calcext:value-type="float">
            <text:p>7.92250616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8.3948479054007" calcext:value-type="float">
            <text:p>8.39484790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8.6215355462441" calcext:value-type="float">
            <text:p>8.62153554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7.3948851606583" calcext:value-type="float">
            <text:p>7.39488516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7.6045767401407" calcext:value-type="float">
            <text:p>7.60457674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8.316217501445" calcext:value-type="float">
            <text:p>8.3162175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7.6216189220472" calcext:value-type="float">
            <text:p>7.6216189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7.6669830424319" calcext:value-type="float">
            <text:p>7.66698304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7.5344101610777" calcext:value-type="float">
            <text:p>7.53441016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8.1953142814094" calcext:value-type="float">
            <text:p>8.19531428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8.9126646440011" calcext:value-type="float">
            <text:p>8.9126646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7.7935278442468" calcext:value-type="float">
            <text:p>7.7935278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7.1480011321016" calcext:value-type="float">
            <text:p>7.1480011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8.1085097900096" calcext:value-type="float">
            <text:p>8.108509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86" calcext:value-type="float">
            <text:p>12886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7.7117882677277" calcext:value-type="float">
            <text:p>7.71178826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350" calcext:value-type="float">
            <text:p>13350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7.3267840348048" calcext:value-type="float">
            <text:p>7.32678403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3814" calcext:value-type="float">
            <text:p>13814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8.1951254296521" calcext:value-type="float">
            <text:p>8.19512542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278" calcext:value-type="float">
            <text:p>14278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7.8503982110296" calcext:value-type="float">
            <text:p>7.850398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742" calcext:value-type="float">
            <text:p>14742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8152765001108" calcext:value-type="float">
            <text:p>7.8152765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206" calcext:value-type="float">
            <text:p>15206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7.7941676270207" calcext:value-type="float">
            <text:p>7.7941676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670" calcext:value-type="float">
            <text:p>15670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9601091784789" calcext:value-type="float">
            <text:p>7.96010917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134" calcext:value-type="float">
            <text:p>16134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7.7715987208358" calcext:value-type="float">
            <text:p>7.77159872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6598" calcext:value-type="float">
            <text:p>16598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7.556075877856" calcext:value-type="float">
            <text:p>7.55607587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062" calcext:value-type="float">
            <text:p>17062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6309508438658" calcext:value-type="float">
            <text:p>7.63095084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8544" calcext:value-type="float">
            <text:p>18544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7.8656425230087" calcext:value-type="float">
            <text:p>7.8656425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010" calcext:value-type="float">
            <text:p>19010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7.4104492158175" calcext:value-type="float">
            <text:p>7.4104492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474" calcext:value-type="float">
            <text:p>19474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7.383199951597" calcext:value-type="float">
            <text:p>7.38319995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938" calcext:value-type="float">
            <text:p>19938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7.6178816403577" calcext:value-type="float">
            <text:p>7.61788164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402" calcext:value-type="float">
            <text:p>20402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8.5844928905483" calcext:value-type="float">
            <text:p>8.5844928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866" calcext:value-type="float">
            <text:p>20866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8.6007758819519" calcext:value-type="float">
            <text:p>8.6007758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330" calcext:value-type="float">
            <text:p>21330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8172801596668" calcext:value-type="float">
            <text:p>7.81728015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794" calcext:value-type="float">
            <text:p>21794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8.0813600028316" calcext:value-type="float">
            <text:p>8.08136000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258" calcext:value-type="float">
            <text:p>22258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4863495809594" calcext:value-type="float">
            <text:p>7.4863495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722" calcext:value-type="float">
            <text:p>22722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7.0708506191626" calcext:value-type="float">
            <text:p>7.07085061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3186" calcext:value-type="float">
            <text:p>23186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8.0190566952645" calcext:value-type="float">
            <text:p>8.01905669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639" calcext:value-type="float">
            <text:p>25639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7.1700245593642" calcext:value-type="float">
            <text:p>7.17002455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6864" calcext:value-type="float">
            <text:p>26864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7.5503134073287" calcext:value-type="float">
            <text:p>7.55031340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328" calcext:value-type="float">
            <text:p>27328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8.2689203480787" calcext:value-type="float">
            <text:p>8.2689203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792" calcext:value-type="float">
            <text:p>27792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8.1409558330598" calcext:value-type="float">
            <text:p>8.14095583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256" calcext:value-type="float">
            <text:p>28256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8.4275863890531" calcext:value-type="float">
            <text:p>8.42758638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8720" calcext:value-type="float">
            <text:p>28720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7.8365976099345" calcext:value-type="float">
            <text:p>7.83659760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184" calcext:value-type="float">
            <text:p>29184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8.2200490675144" calcext:value-type="float">
            <text:p>8.22004906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648" calcext:value-type="float">
            <text:p>29648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7.3112071214186" calcext:value-type="float">
            <text:p>7.3112071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112" calcext:value-type="float">
            <text:p>30112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8.2213570324568" calcext:value-type="float">
            <text:p>8.22135703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576" calcext:value-type="float">
            <text:p>30576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7.9603080134454" calcext:value-type="float">
            <text:p>7.96030801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040" calcext:value-type="float">
            <text:p>31040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7.3171477041242" calcext:value-type="float">
            <text:p>7.31714770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504" calcext:value-type="float">
            <text:p>31504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8.1185216219873" calcext:value-type="float">
            <text:p>8.1185216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1968" calcext:value-type="float">
            <text:p>31968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1836170764685" calcext:value-type="float">
            <text:p>7.18361707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432" calcext:value-type="float">
            <text:p>32432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8736185043618" calcext:value-type="float">
            <text:p>7.87361850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2896" calcext:value-type="float">
            <text:p>32896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7.5274894025832" calcext:value-type="float">
            <text:p>7.52748940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360" calcext:value-type="float">
            <text:p>33360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8.3894964144388" calcext:value-type="float">
            <text:p>8.38949641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3824" calcext:value-type="float">
            <text:p>33824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7.4707432994686" calcext:value-type="float">
            <text:p>7.4707432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288" calcext:value-type="float">
            <text:p>34288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3486638299227" calcext:value-type="float">
            <text:p>7.34866382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752" calcext:value-type="float">
            <text:p>34752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8778456957973" calcext:value-type="float">
            <text:p>7.87784569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268" calcext:value-type="float">
            <text:p>36268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7.5331928057022" calcext:value-type="float">
            <text:p>7.53319280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762" calcext:value-type="float">
            <text:p>36762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7.8233828649664" calcext:value-type="float">
            <text:p>7.8233828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226" calcext:value-type="float">
            <text:p>37226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7.9537723772782" calcext:value-type="float">
            <text:p>7.95377237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7690" calcext:value-type="float">
            <text:p>37690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7.5629059126001" calcext:value-type="float">
            <text:p>7.56290591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154" calcext:value-type="float">
            <text:p>38154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7.433094723179" calcext:value-type="float">
            <text:p>7.4330947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8618" calcext:value-type="float">
            <text:p>38618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7140986941944" calcext:value-type="float">
            <text:p>7.71409869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082" calcext:value-type="float">
            <text:p>39082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8.0269684209412" calcext:value-type="float">
            <text:p>8.026968420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9546" calcext:value-type="float">
            <text:p>39546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8.8345378237751" calcext:value-type="float">
            <text:p>8.8345378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010" calcext:value-type="float">
            <text:p>40010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7.3468392256394" calcext:value-type="float">
            <text:p>7.34683922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474" calcext:value-type="float">
            <text:p>40474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8.2135318128638" calcext:value-type="float">
            <text:p>8.2135318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938" calcext:value-type="float">
            <text:p>40938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7.6629477623622" calcext:value-type="float">
            <text:p>7.6629477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402" calcext:value-type="float">
            <text:p>41402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7.8114570549173" calcext:value-type="float">
            <text:p>7.81145705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1866" calcext:value-type="float">
            <text:p>41866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7.4279465621193" calcext:value-type="float">
            <text:p>7.4279465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330" calcext:value-type="float">
            <text:p>42330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996826102682" calcext:value-type="float">
            <text:p>7.99682610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794" calcext:value-type="float">
            <text:p>42794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7.9539909057658" calcext:value-type="float">
            <text:p>7.95399090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258" calcext:value-type="float">
            <text:p>43258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9987901382846" calcext:value-type="float">
            <text:p>7.99879013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3722" calcext:value-type="float">
            <text:p>43722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8.3264221214164" calcext:value-type="float">
            <text:p>8.32642212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186" calcext:value-type="float">
            <text:p>44186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7.9259331097525" calcext:value-type="float">
            <text:p>7.92593310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4650" calcext:value-type="float">
            <text:p>44650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7.4997433496055" calcext:value-type="float">
            <text:p>7.49974334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114" calcext:value-type="float">
            <text:p>45114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7.5483818128949" calcext:value-type="float">
            <text:p>7.5483818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5578" calcext:value-type="float">
            <text:p>45578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8.3050367830659" calcext:value-type="float">
            <text:p>8.30503678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6042" calcext:value-type="float">
            <text:p>46042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9479704185019" calcext:value-type="float">
            <text:p>7.9479704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297" calcext:value-type="float">
            <text:p>48297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7.6824353574318" calcext:value-type="float">
            <text:p>7.68243535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522" calcext:value-type="float">
            <text:p>49522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8.1165913301861" calcext:value-type="float">
            <text:p>8.11659133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986" calcext:value-type="float">
            <text:p>49986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5419042960661" calcext:value-type="float">
            <text:p>7.5419042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450" calcext:value-type="float">
            <text:p>50450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8874020021552" calcext:value-type="float">
            <text:p>7.88740200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0914" calcext:value-type="float">
            <text:p>50914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7.7267069969474" calcext:value-type="float">
            <text:p>7.72670699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378" calcext:value-type="float">
            <text:p>51378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8.299558864979" calcext:value-type="float">
            <text:p>8.2995588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842" calcext:value-type="float">
            <text:p>51842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7.8940104943109" calcext:value-type="float">
            <text:p>7.89401049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2306" calcext:value-type="float">
            <text:p>52306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8.1564195638993" calcext:value-type="float">
            <text:p>8.15641956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828" calcext:value-type="float">
            <text:p>53828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8.2907557856487" calcext:value-type="float">
            <text:p>8.29075578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294" calcext:value-type="float">
            <text:p>54294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7299300913845" calcext:value-type="float">
            <text:p>7.72993009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4758" calcext:value-type="float">
            <text:p>54758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8.2178033880721" calcext:value-type="float">
            <text:p>8.21780338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222" calcext:value-type="float">
            <text:p>55222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8.4727186613236" calcext:value-type="float">
            <text:p>8.47271866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5686" calcext:value-type="float">
            <text:p>55686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8.309333421533" calcext:value-type="float">
            <text:p>8.3093334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150" calcext:value-type="float">
            <text:p>56150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7.8564007367966" calcext:value-type="float">
            <text:p>7.8564007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614" calcext:value-type="float">
            <text:p>56614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8.1067912184152" calcext:value-type="float">
            <text:p>8.10679121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078" calcext:value-type="float">
            <text:p>57078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8.0548526341448" calcext:value-type="float">
            <text:p>8.05485263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542" calcext:value-type="float">
            <text:p>57542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7.5549924809764" calcext:value-type="float">
            <text:p>7.5549924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006" calcext:value-type="float">
            <text:p>58006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8.2423751042209" calcext:value-type="float">
            <text:p>8.24237510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8470" calcext:value-type="float">
            <text:p>58470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7.8189076923105" calcext:value-type="float">
            <text:p>7.818907692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5:20:49.250728592</dc:date>
    <meta:editing-duration>PT1M12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05cm" svg:y="0.315cm" chart:style-name="ch2">
          <text:p>Sum(avg) energy generation</text:p>
        </chart:title>
        <chart:subtitle svg:x="4.725cm" svg:y="1.286cm" chart:style-name="ch3">
          <text:p>system overview-hidden alert-2RTUs</text:p>
        </chart:subtitle>
        <chart:legend chart:legend-position="end" svg:x="13.114cm" svg:y="3.925cm" style:legend-expansion="high" chart:style-name="ch4"/>
        <chart:plot-area chart:style-name="ch5" table:cell-range-address="sum_avg.C1:sum_avg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avg.D1:sum_avg.D100" loext:label-string="sum_avg" chart:class="chart:scatter">
            <chart:domain table:cell-range-address="sum_avg.C1:sum_avg.C100"/>
            <chart:data-point chart:repeated="100"/>
          </chart:series>
          <chart:series chart:style-name="ch9" chart:values-cell-range-address="sum_avg.E1:sum_avg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avg.C1:sum_avg.C100</svg:desc>
                </draw:g>
              </table:table-cell>
              <table:table-cell office:value-type="float" office:value="8.2667928835796">
                <text:p>8.2667928835796</text:p>
                <draw:g>
                  <svg:desc>sum_avg.D1:sum_avg.D100</svg:desc>
                </draw:g>
              </table:table-cell>
              <table:table-cell office:value-type="float" office:value="25">
                <text:p>25</text:p>
                <draw:g>
                  <svg:desc>sum_avg.E1:sum_avg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8.2551646239169">
                <text:p>8.25516462391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7.941505636905">
                <text:p>7.9415056369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7.4924550983893">
                <text:p>7.49245509838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7.177272526777">
                <text:p>7.1772725267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7.9225061608604">
                <text:p>7.92250616086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8.3948479054007">
                <text:p>8.39484790540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8.6215355462441">
                <text:p>8.62153554624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7.3948851606583">
                <text:p>7.39488516065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7.6045767401407">
                <text:p>7.60457674014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8.316217501445">
                <text:p>8.316217501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7.6216189220472">
                <text:p>7.6216189220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7.6669830424319">
                <text:p>7.66698304243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7.5344101610777">
                <text:p>7.53441016107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8.1953142814094">
                <text:p>8.19531428140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8.9126646440011">
                <text:p>8.91266464400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7.7935278442468">
                <text:p>7.79352784424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7.1480011321016">
                <text:p>7.14800113210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8.1085097900096">
                <text:p>8.10850979000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7.7117882677277">
                <text:p>7.71178826772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7.3267840348048">
                <text:p>7.3267840348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8.1951254296521">
                <text:p>8.19512542965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7.8503982110296">
                <text:p>7.85039821102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8152765001108">
                <text:p>7.8152765001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7.7941676270207">
                <text:p>7.7941676270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9601091784789">
                <text:p>7.9601091784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7.7715987208358">
                <text:p>7.77159872083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7.556075877856">
                <text:p>7.5560758778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6309508438658">
                <text:p>7.6309508438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7.8656425230087">
                <text:p>7.86564252300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7.4104492158175">
                <text:p>7.41044921581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7.383199951597">
                <text:p>7.3831999515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7.6178816403577">
                <text:p>7.61788164035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8.5844928905483">
                <text:p>8.58449289054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8.6007758819519">
                <text:p>8.60077588195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8172801596668">
                <text:p>7.8172801596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8.0813600028316">
                <text:p>8.08136000283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4863495809594">
                <text:p>7.48634958095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7.0708506191626">
                <text:p>7.07085061916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8.0190566952645">
                <text:p>8.01905669526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7.1700245593642">
                <text:p>7.17002455936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7.5503134073287">
                <text:p>7.55031340732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8.2689203480787">
                <text:p>8.2689203480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8.1409558330598">
                <text:p>8.14095583305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8.4275863890531">
                <text:p>8.42758638905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7.8365976099345">
                <text:p>7.8365976099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8.2200490675144">
                <text:p>8.22004906751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7.3112071214186">
                <text:p>7.31120712141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8.2213570324568">
                <text:p>8.22135703245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7.9603080134454">
                <text:p>7.96030801344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7.3171477041242">
                <text:p>7.31714770412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8.1185216219873">
                <text:p>8.1185216219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1836170764685">
                <text:p>7.18361707646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8736185043618">
                <text:p>7.87361850436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7.5274894025832">
                <text:p>7.52748940258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8.3894964144388">
                <text:p>8.38949641443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7.4707432994686">
                <text:p>7.47074329946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3486638299227">
                <text:p>7.3486638299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8778456957973">
                <text:p>7.8778456957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7.5331928057022">
                <text:p>7.5331928057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7.8233828649664">
                <text:p>7.8233828649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7.9537723772782">
                <text:p>7.95377237727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7.5629059126001">
                <text:p>7.5629059126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7.433094723179">
                <text:p>7.4330947231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7140986941944">
                <text:p>7.71409869419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8.0269684209412">
                <text:p>8.02696842094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8.8345378237751">
                <text:p>8.8345378237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7.3468392256394">
                <text:p>7.34683922563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8.2135318128638">
                <text:p>8.2135318128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7.6629477623622">
                <text:p>7.66294776236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7.8114570549173">
                <text:p>7.8114570549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7.4279465621193">
                <text:p>7.42794656211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996826102682">
                <text:p>7.9968261026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7.9539909057658">
                <text:p>7.95399090576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9987901382846">
                <text:p>7.99879013828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8.3264221214164">
                <text:p>8.32642212141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7.9259331097525">
                <text:p>7.92593310975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7.4997433496055">
                <text:p>7.49974334960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7.5483818128949">
                <text:p>7.5483818128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8.3050367830659">
                <text:p>8.30503678306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9479704185019">
                <text:p>7.94797041850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7.6824353574318">
                <text:p>7.68243535743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8.1165913301861">
                <text:p>8.11659133018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5419042960661">
                <text:p>7.54190429606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8874020021552">
                <text:p>7.88740200215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7.7267069969474">
                <text:p>7.72670699694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8.299558864979">
                <text:p>8.2995588649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7.8940104943109">
                <text:p>7.8940104943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8.1564195638993">
                <text:p>8.1564195638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8.2907557856487">
                <text:p>8.29075578564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7299300913845">
                <text:p>7.72993009138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8.2178033880721">
                <text:p>8.2178033880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8.4727186613236">
                <text:p>8.47271866132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8.309333421533">
                <text:p>8.3093334215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7.8564007367966">
                <text:p>7.85640073679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8.1067912184152">
                <text:p>8.1067912184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8.0548526341448">
                <text:p>8.05485263414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7.5549924809764">
                <text:p>7.55499248097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8.2423751042209">
                <text:p>8.24237510422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7.8189076923105">
                <text:p>7.818907692310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